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c3b" draw:textarea-horizontal-align="justify" draw:textarea-vertical-align="middle" draw:auto-grow-height="false" fo:min-height="0.783cm" fo:min-width="3.708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438cm" fo:min-width="3.36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11cm" fo:min-width="0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ba131a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076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404cm" fo:min-width="3.329cm" fo:padding-top="0.142cm" fo:padding-bottom="0.142cm" fo:padding-left="0.267cm" fo:padding-right="0.267cm"/>
    </style:style>
    <style:style style:name="gr8" style:family="graphic" style:parent-style-name="standard">
      <style:graphic-properties draw:fill-color="#7477b8" draw:textarea-horizontal-align="justify" draw:textarea-vertical-align="middle" draw:auto-grow-height="false" fo:min-height="3.648cm" fo:min-width="4.414cm"/>
    </style:style>
    <style:style style:name="P1" style:family="paragraph">
      <loext:graphic-properties draw:fill-color="#006c3b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ba131a"/>
      <style:paragraph-properties fo:text-align="center"/>
      <style:text-properties style:font-name="Times New Roman"/>
    </style:style>
    <style:style style:name="P5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style:paragraph-properties fo:text-align="center"/>
      <style:text-properties style:font-name="Times New Roman"/>
    </style:style>
    <style:style style:name="P7" style:family="paragraph">
      <loext:graphic-properties draw:fill-color="#7477b8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.143cm" svg:x="1.762cm" svg:y="23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926cm" svg:y1="1.381cm" svg:x2="3.926cm" svg:y2="28.084cm">
          <text:p/>
        </draw:line>
        <draw:custom-shape draw:style-name="gr3" draw:text-style-name="P4" draw:layer="layout" svg:width="3.937cm" svg:height="0.762cm" svg:x="1.989cm" svg:y="1.776cm">
          <text:p text:style-name="P3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89cm" svg:y="2.977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0.762cm" svg:x="1.989cm" svg:y="4.178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926cm" svg:y1="2.778cm" svg:x2="6.72cm" svg:y2="2.778cm">
          <text:p/>
        </draw:line>
        <draw:line draw:style-name="gr2" draw:text-style-name="P2" draw:layer="layout" svg:x1="3.926cm" svg:y1="5.278cm" svg:x2="6.72cm" svg:y2="5.278cm">
          <text:p/>
        </draw:line>
        <draw:line draw:style-name="gr2" draw:text-style-name="P2" draw:layer="layout" svg:x1="6.72cm" svg:y1="2.778cm" svg:x2="6.72cm" svg:y2="5.278cm">
          <text:p/>
        </draw:line>
        <draw:custom-shape draw:style-name="gr4" draw:text-style-name="P5" draw:layer="layout" svg:width="0.508cm" svg:height="0.508cm" svg:x="3.672cm" svg:y="5.013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937cm" svg:height="0.762cm" svg:x="1.989cm" svg:y="5.778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937cm" svg:height="0.762cm" svg:x="1.989cm" svg:y="6.979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926cm" svg:y1="5.648cm" svg:x2="6.72cm" svg:y2="5.699cm">
          <text:p/>
        </draw:line>
        <draw:line draw:style-name="gr2" draw:text-style-name="P2" draw:layer="layout" svg:x1="3.926cm" svg:y1="8.079cm" svg:x2="6.669cm" svg:y2="8.112cm">
          <text:p/>
        </draw:line>
        <draw:line draw:style-name="gr2" draw:text-style-name="P2" draw:layer="layout" svg:x1="6.698cm" svg:y1="5.699cm" svg:x2="6.698cm" svg:y2="8.132cm">
          <text:p/>
        </draw:line>
        <draw:custom-shape draw:style-name="gr6" draw:text-style-name="P5" draw:layer="layout" svg:width="0.508cm" svg:height="0.508cm" svg:x="3.672cm" svg:y="7.833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937cm" svg:height="0.762cm" svg:x="1.989cm" svg:y="8.579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937cm" svg:height="0.762cm" svg:x="1.989cm" svg:y="9.78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926cm" svg:y1="8.449cm" svg:x2="8.498cm" svg:y2="8.5cm">
          <text:p/>
        </draw:line>
        <draw:line draw:style-name="gr2" draw:text-style-name="P2" draw:layer="layout" svg:x1="3.926cm" svg:y1="10.88cm" svg:x2="8.498cm" svg:y2="10.913cm">
          <text:p/>
        </draw:line>
        <draw:line draw:style-name="gr2" draw:text-style-name="P2" draw:layer="layout" svg:x1="8.498cm" svg:y1="8.5cm" svg:x2="8.498cm" svg:y2="10.933cm">
          <text:p/>
        </draw:line>
        <draw:custom-shape draw:style-name="gr6" draw:text-style-name="P5" draw:layer="layout" svg:width="0.508cm" svg:height="0.508cm" svg:x="3.672cm" svg:y="10.634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937cm" svg:height="0.762cm" svg:x="6.566cm" svg:y="9.289cm">
          <text:p text:style-name="P3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937cm" svg:height="0.762cm" svg:x="1.989cm" svg:y="11.478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937cm" svg:height="0.762cm" svg:x="1.989cm" svg:y="12.679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926cm" svg:y1="11.279cm" svg:x2="6.72cm" svg:y2="11.279cm">
          <text:p/>
        </draw:line>
        <draw:line draw:style-name="gr2" draw:text-style-name="P2" draw:layer="layout" svg:x1="3.926cm" svg:y1="13.779cm" svg:x2="6.72cm" svg:y2="13.779cm">
          <text:p/>
        </draw:line>
        <draw:line draw:style-name="gr2" draw:text-style-name="P2" draw:layer="layout" svg:x1="6.72cm" svg:y1="11.279cm" svg:x2="6.72cm" svg:y2="13.779cm">
          <text:p/>
        </draw:line>
        <draw:custom-shape draw:style-name="gr6" draw:text-style-name="P5" draw:layer="layout" svg:width="0.508cm" svg:height="0.508cm" svg:x="3.672cm" svg:y="13.514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937cm" svg:height="0.762cm" svg:x="1.989cm" svg:y="17.179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937cm" svg:height="0.762cm" svg:x="1.97cm" svg:y="18.38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926cm" svg:y1="17.049cm" svg:x2="6.72cm" svg:y2="17.1cm">
          <text:p/>
        </draw:line>
        <draw:line draw:style-name="gr2" draw:text-style-name="P2" draw:layer="layout" svg:x1="3.926cm" svg:y1="19.48cm" svg:x2="6.669cm" svg:y2="19.513cm">
          <text:p/>
        </draw:line>
        <draw:line draw:style-name="gr2" draw:text-style-name="P2" draw:layer="layout" svg:x1="6.698cm" svg:y1="17.1cm" svg:x2="6.698cm" svg:y2="19.533cm">
          <text:p/>
        </draw:line>
        <draw:custom-shape draw:style-name="gr6" draw:text-style-name="P5" draw:layer="layout" svg:width="0.508cm" svg:height="0.508cm" svg:x="3.672cm" svg:y="19.234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937cm" svg:height="0.762cm" svg:x="1.989cm" svg:y="14.28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937cm" svg:height="0.762cm" svg:x="1.989cm" svg:y="15.481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926cm" svg:y1="14.15cm" svg:x2="8.498cm" svg:y2="14.201cm">
          <text:p/>
        </draw:line>
        <draw:line draw:style-name="gr2" draw:text-style-name="P2" draw:layer="layout" svg:x1="3.926cm" svg:y1="16.581cm" svg:x2="8.498cm" svg:y2="16.614cm">
          <text:p/>
        </draw:line>
        <draw:line draw:style-name="gr2" draw:text-style-name="P2" draw:layer="layout" svg:x1="8.498cm" svg:y1="14.201cm" svg:x2="8.498cm" svg:y2="16.634cm">
          <text:p/>
        </draw:line>
        <draw:custom-shape draw:style-name="gr6" draw:text-style-name="P5" draw:layer="layout" svg:width="0.508cm" svg:height="0.508cm" svg:x="3.672cm" svg:y="16.335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937cm" svg:height="0.762cm" svg:x="6.566cm" svg:y="14.99cm">
          <text:p text:style-name="P3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937cm" svg:height="0.762cm" svg:x="1.97cm" svg:y="22.98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937cm" svg:height="0.762cm" svg:x="1.97cm" svg:y="24.038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926cm" svg:y1="22.85cm" svg:x2="6.72cm" svg:y2="22.901cm">
          <text:p/>
        </draw:line>
        <draw:line draw:style-name="gr2" draw:text-style-name="P2" draw:layer="layout" svg:x1="3.926cm" svg:y1="25.281cm" svg:x2="6.669cm" svg:y2="25.314cm">
          <text:p/>
        </draw:line>
        <draw:line draw:style-name="gr2" draw:text-style-name="P2" draw:layer="layout" svg:x1="6.698cm" svg:y1="22.901cm" svg:x2="6.698cm" svg:y2="25.334cm">
          <text:p/>
        </draw:line>
        <draw:custom-shape draw:style-name="gr6" draw:text-style-name="P5" draw:layer="layout" svg:width="0.508cm" svg:height="0.508cm" svg:x="3.672cm" svg:y="25.035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937cm" svg:height="0.762cm" svg:x="1.97cm" svg:y="20.081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937cm" svg:height="0.762cm" svg:x="1.97cm" svg:y="21.282cm">
          <text:p text:style-name="P3"><text:span text:style-name="T1">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926cm" svg:y1="19.951cm" svg:x2="8.498cm" svg:y2="20.002cm">
          <text:p/>
        </draw:line>
        <draw:line draw:style-name="gr2" draw:text-style-name="P2" draw:layer="layout" svg:x1="3.926cm" svg:y1="22.382cm" svg:x2="8.498cm" svg:y2="22.415cm">
          <text:p/>
        </draw:line>
        <draw:line draw:style-name="gr2" draw:text-style-name="P2" draw:layer="layout" svg:x1="8.498cm" svg:y1="20.002cm" svg:x2="8.498cm" svg:y2="22.435cm">
          <text:p/>
        </draw:line>
        <draw:custom-shape draw:style-name="gr6" draw:text-style-name="P5" draw:layer="layout" svg:width="0.508cm" svg:height="0.508cm" svg:x="3.672cm" svg:y="22.136cm">
          <text:p text:style-name="P3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937cm" svg:height="0.762cm" svg:x="6.566cm" svg:y="20.791cm">
          <text:p text:style-name="P3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937cm" svg:height="0.762cm" svg:x="1.97cm" svg:y="25.782cm">
          <text:p text:style-name="P3"><text:span text:style-name="T1">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937cm" svg:height="0.762cm" svg:x="1.97cm" svg:y="26.883cm">
          <text:p text:style-name="P3"><text:span text:style-name="T1">F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334cm" svg:height="4.318cm" svg:x="12.43cm" svg:y="22.3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5.07cm" svg:y1="21.828cm" svg:x2="15.097cm" svg:y2="27.543cm">
          <text:p/>
        </draw:line>
        <draw:custom-shape draw:style-name="gr5" draw:text-style-name="P4" draw:layer="layout" svg:width="3.937cm" svg:height="0.762cm" svg:x="13.065cm" svg:y="22.971cm">
          <text:p text:style-name="P3"><text:span text:style-name="T1">Con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937cm" svg:height="0.762cm" svg:x="13.065cm" svg:y="24.114cm">
          <text:p text:style-name="P3"><text:span text:style-name="T1">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937cm" svg:height="0.762cm" svg:x="13.065cm" svg:y="25.257cm">
          <text:p text:style-name="P3"><text:span text:style-name="T1">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9T13:12:32.737366088</meta:creation-date>
    <dc:date>2019-04-21T08:56:17.357093942</dc:date>
    <meta:editing-duration>PT30M47S</meta:editing-duration>
    <meta:editing-cycles>2</meta:editing-cycles>
    <meta:generator>LibreOffice/6.0.7.3$Linux_X86_64 LibreOffice_project/00m0$Build-3</meta:generator>
    <meta:document-statistic meta:object-count="61"/>
  </office:meta>
</office:document-meta>
</file>